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64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3">(Internet) Governance and Human Right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nce the Internet is kinda important these days a number of people started wondering how the Internet is “governed” and how it might impact on human rights</text:p>
              </text:list-item>
              <text:list-item>
                <text:p>On Thursday, we’ll have an expert in this space coming to talk about this so today we’ll cover some background to help tee that u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r friendly HR expert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iels ten Oever</text:p>
                <text:list>
                  <text:list-item>
                    <text:p><text:a xlink:href="https://nielstenoever.net/" xlink:type="simple">https://nielstenoever.net/</text:a><text:s/></text:p>
                  </text:list-item>
                </text:list>
              </text:list-item>
              <text:list-item>
                <text:p>Formerly: “head of digital” at Article19</text:p>
                <text:list>
                  <text:list-item>
                    <text:p><text:a xlink:href="https://www.article19.org/" xlink:type="simple">https://www.article19.org/</text:a><text:s/></text:p>
                  </text:list-item>
                </text:list>
              </text:list-item>
              <text:list-item>
                <text:p>Currently: a PhD student working on this topic</text:p>
              </text:list-item>
              <text:list-item>
                <text:p>Niels spent the last ~5 years trying to get Internet nerds to care more about human rights</text:p>
                <text:list>
                  <text:list-item>
                    <text:p><text:a xlink:href="https://irtf.org/hrpc" xlink:type="simple">https://irtf.org/hrpc</text:a><text:s/><text:a xlink:href="https://tools.ietf.org/html/rfc8280" xlink:type="simple">https://tools.ietf.org/html/rfc8280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(So-called) Internet Governan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 know a bit about these bodies who are (some of those) involved in developing/maintaining the Internet, and who might be thought of as having some kind of “governance” role:</text:p>
                <text:list>
                  <text:list-item>
                    <text:p>IETF <text:a xlink:href="https://ietf.org/" xlink:type="simple">https://ietf.org</text:a><text:s/></text:p>
                    <text:list>
                      <text:list-item>
                        <text:p>Note: speaker-bias, I’m involved there a lot and currently on IAB <text:a xlink:href="https://iab.org/" xlink:type="simple">https://iab.org</text:a></text:p>
                      </text:list-item>
                      <text:list-item>
                        <text:p>RFC series editor <text:a xlink:href="https://www.rfc-editor.org/" xlink:type="simple">https://www.rfc-editor.org/</text:a><text:s/>Not just for (but 90% for IETF), also IAB, ISE, IRTF</text:p>
                      </text:list-item>
                    </text:list>
                  </text:list-item>
                  <text:list-item>
                    <text:p>ICANN <text:a xlink:href="https://icann.org/" xlink:type="simple">https://icann.org</text:a><text:s/></text:p>
                  </text:list-item>
                  <text:list-item>
                    <text:p>IEEE standards association <text:a xlink:href="https://standards.ieee.org/" xlink:type="simple">https://standards.ieee.org/</text:a><text:s text:c="2"/></text:p>
                  </text:list-item>
                  <text:list-item>
                    <text:p>RIRs (RIPE, ARIN, LACNIC, AFRINIC, APNIC)</text:p>
                    <text:list>
                      <text:list-item>
                        <text:p><text:a xlink:href="https://en.wikipedia.org/wiki/Regional_Internet_registry" xlink:type="simple">https://en.wikipedia.org/wiki/Regional_Internet_registry</text:a><text:s/></text:p>
                      </text:list-item>
                    </text:list>
                  </text:list-item>
                </text:list>
              </text:list-item>
              <text:list-item>
                <text:p>I know almost nothing about the Internet Governance Forum</text:p>
                <text:list>
                  <text:list-item>
                    <text:p><text:a xlink:href="https://www.intgovforum.org/" xlink:type="simple">https://www.intgovforum.org/</text:a><text:s/></text:p>
                  </text:list-item>
                  <text:list-item>
                    <text:p>Could be thought of as an attempt to help governments not interfere too much</text:p>
                  </text:list-item>
                  <text:list-item>
                    <text:p>See also ISO ITU-T ITU-D ITU-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me Internet Governance Topic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cess choices (“rough consensus and running code”, “multi-stakeholderism”...)</text:p>
                <text:list>
                  <text:list-item>
                    <text:p>Who gets to play? Who gets to decide what? How?</text:p>
                  </text:list-item>
                </text:list>
              </text:list-item>
              <text:list-item>
                <text:p text:style-name="P4">Protocol design choices </text:p>
                <text:list>
                  <text:list-item>
                    <text:p>HR related controversy less common, but relates to “tussles...”</text:p>
                  </text:list-item>
                  <text:list-item>
                    <text:p text:style-name="P5">Don’t forget that much technology is not standardised – proprietary and open-source things </text:p>
                  </text:list-item>
                  <text:list-item>
                    <text:p>And, in the IETF context, implementation/deployment details that don’t affect interoperability</text:p>
                  </text:list-item>
                  <text:list-item>
                    <text:p>TLS MitM, DoH,...</text:p>
                  </text:list-item>
                </text:list>
              </text:list-item>
              <text:list-item>
                <text:p>Numbers (IANA, protocol numbers, RIRs, ...)</text:p>
                <text:list>
                  <text:list-item>
                    <text:p>Mostly uncontroversial but not always (IP protocol numbers, DNS root-zone updates)</text:p>
                  </text:list-item>
                </text:list>
              </text:list-item>
              <text:list-item>
                <text:p>Names (IANA, ICANN, registries/registrars, ccTLDs...)</text:p>
                <text:list>
                  <text:list-item>
                    <text:p>Typically controversial and much more directly relates to money</text:p>
                  </text:list-item>
                </text:list>
              </text:list-item>
              <text:list-item>
                <text:p>Deployment choices and law</text:p>
                <text:list>
                  <text:list-item>
                    <text:p>“Keep data in-country” desires/requirements, “right to be [forgotten|your thing here”</text:p>
                  </text:list-item>
                  <text:list-item>
                    <text:p>Copyright/trademarks/pa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4">Universal Declaration of Human Rights (UDHR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ad that! It’s short!</text:p>
                <text:list>
                  <text:list-item>
                    <text:p><text:a xlink:href="https://www.un.org/en/universal-declaration-human-rights/index.html" xlink:type="simple">https://www.un.org/en/universal-declaration-human-rights/index.html</text:a><text:s/></text:p>
                  </text:list-item>
                  <text:list-item>
                    <text:p><text:a xlink:href="https://en.wikipedia.org/wiki/Universal_Declaration_of_Human_Rights" xlink:type="simple">https://en.wikipedia.org/wiki/Universal_Declaration_of_Human_Rights</text:a></text:p>
                  </text:list-item>
                </text:list>
              </text:list-item>
              <text:list-item>
                <text:p>I once read the meeting minutes where they agreed that in 1948 – I found it fascinating! (I guess I’m weird:-)</text:p>
                <text:list>
                  <text:list-item>
                    <text:p><text:a xlink:href="https://research.un.org/en/undhr/chr/1" xlink:type="simple">https://research.un.org/en/undhr/chr/1</text:a><text:s/></text:p>
                  </text:list-item>
                  <text:list-item>
                    <text:p>“The Universal Declaration of Human Rights was adopted by 48 votes, with 8 abstentions.”</text:p>
                    <text:list>
                      <text:list-item>
                        <text:p><text:a xlink:href="https://undocs.org/A/PV.183" xlink:type="simple">https://undocs.org/A/PV.183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4">A thing I had to learn about human right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like technical requirements, it is entirely sensible that two human rights might both be valid but (frequently) be in conflict </text:p>
              </text:list-item>
              <text:list-item>
                <text:p>That does not mean the definitions are wrong, as it would with technical requirements</text:p>
                <text:list>
                  <text:list-item>
                    <text:p>For example: right to privacy vs. right to security </text:p>
                  </text:list-item>
                </text:list>
              </text:list-item>
              <text:list-item>
                <text:p>Implication: we can’t treat HR exactly the same as technical requirements</text:p>
                <text:list>
                  <text:list-item>
                    <text:p>... or can w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ssignment 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’ll create this in Blackboard in a bit...</text:p>
              </text:list-item>
              <text:list-item>
                <text:p>The assignment is to write two pages starting with: </text:p>
                <text:list>
                  <text:list-header>
                    <text:p>“One way in which the Internet affects Human Rights is..."</text:p>
                  </text:list-header>
                </text:list>
              </text:list-item>
              <text:list-item>
                <text:p>Plan is to use some of the time on Thursday to talk about that with Niels after he’s given us a talk on the topic</text:p>
              </text:list-item>
              <text:list-item>
                <text:p>Deadline will be next week sometime</text:p>
              </text:list-item>
              <text:list-item>
                <text:p>Marks: 10%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12:14:19.182211876</meta:creation-date>
    <dc:date>2019-10-01T09:45:14.801134391</dc:date>
    <meta:editing-duration>PT21H51M53S</meta:editing-duration>
    <meta:editing-cycles>285</meta:editing-cycles>
    <meta:generator>LibreOffice/6.2.7.1$Linux_X86_64 LibreOffice_project/20$Build-1</meta:generator>
    <meta:document-statistic meta:object-count="53"/>
  </office:meta>
</office:document-meta>
</file>